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GAN</text:p>
          </table:table-cell>
          <table:table-cell office:value-type="string" calcext:value-type="string">
            <text:p>Analog Sequence</text:p>
          </table:table-cell>
        </table:table-row>
        <table:table-row table:style-name="ro1">
          <table:table-cell office:value-type="string" calcext:value-type="string">
            <text:p>Cevio</text:p>
          </table:table-cell>
          <table:table-cell office:value-type="float" office:value="0.00825696" calcext:value-type="float">
            <text:p>0.00825696</text:p>
          </table:table-cell>
          <table:table-cell office:value-type="float" office:value="0.03447794" calcext:value-type="float">
            <text:p>0.03447794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0.011298599" calcext:value-type="float">
            <text:p>0.011298599</text:p>
          </table:table-cell>
          <table:table-cell office:value-type="float" office:value="0.02850868" calcext:value-type="float">
            <text:p>0.02850868</text:p>
          </table:table-cell>
        </table:table-row>
        <table:table-row table:style-name="ro1">
          <table:table-cell office:value-type="string" calcext:value-type="string">
            <text:p>Flüela</text:p>
          </table:table-cell>
          <table:table-cell office:value-type="float" office:value="0.014104835" calcext:value-type="float">
            <text:p>0.014104835</text:p>
          </table:table-cell>
          <table:table-cell office:value-type="float" office:value="0.07623132" calcext:value-type="float">
            <text:p>0.076231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AVERAGE([.B2:.B4])" office:value-type="float" office:value="0.0112201313333333" calcext:value-type="float">
            <text:p>0.011220131333333</text:p>
          </table:table-cell>
          <table:table-cell table:formula="of:=AVERAGE([.C2:.C4])" office:value-type="float" office:value="0.04640598" calcext:value-type="float">
            <text:p>0.04640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43:30.773663692</meta:creation-date>
    <dc:date>2022-08-04T11:16:10.996740971</dc:date>
    <meta:editing-duration>PT22M30S</meta:editing-duration>
    <meta:editing-cycles>2</meta:editing-cycles>
    <meta:generator>LibreOffice/6.4.7.2$Linux_X86_64 LibreOffice_project/40$Build-2</meta:generator>
    <meta:document-statistic meta:table-count="1" meta:cell-count="13" meta:object-count="0"/>
  </office:meta>
</office:document-meta>
</file>